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G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UN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STHAV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WTHAM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SHWANTH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RANJAN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ADEEP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ARAN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DY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TTU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M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RIRAM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GA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ICHITH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NOHAR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SHOK</text:p>
          </table:table-cell>
          <table:table-cell office:value-type="float" office:value="6.8" calcext:value-type="float">
            <text:p>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09:23:55.812623835</meta:creation-date>
    <dc:date>2018-02-03T09:33:25.004441625</dc:date>
    <meta:editing-duration>PT9M30S</meta:editing-duration>
    <meta:editing-cycles>1</meta:editing-cycles>
    <meta:generator>LibreOffice/5.4.2.2$Linux_X86_64 LibreOffice_project/40m0$Build-2</meta:generator>
    <meta:document-statistic meta:table-count="1" meta:cell-count="48" meta:object-count="0"/>
  </office:meta>
</office:document-meta>
</file>